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6.0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table:number-columns-repeated="4"/>
        </table:table-row>
        <table:table-row table:style-name="ro1">
          <table:table-cell table:style-name="Default"/>
          <table:table-cell table:style-name="ce2" office:value-type="string" calcext:value-type="string">
            <text:p>RBW(Hz)</text:p>
          </table:table-cell>
          <table:table-cell table:style-name="ce2" office:value-type="string" calcext:value-type="string">
            <text:p>NIVEL DE RUIDO (dBm)</text:p>
          </table:table-cell>
          <table:table-cell table:style-name="ce2" office:value-type="string" calcext:value-type="string">
            <text:p>RUIDO NORMALIZADO (dBm/Hz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-90" calcext:value-type="float">
            <text:p>-90</text:p>
          </table:table-cell>
          <table:table-cell table:formula="of:=[.C3]-10*LOG([.B3])" office:value-type="float" office:value="-150" calcext:value-type="float">
            <text:p>-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-84" calcext:value-type="float">
            <text:p>-84</text:p>
          </table:table-cell>
          <table:table-cell table:formula="of:=[.C4]-10*LOG([.B4])" office:value-type="float" office:value="-148.771212547197" calcext:value-type="float">
            <text:p>-148,7712125471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00" calcext:value-type="float">
            <text:p>300000</text:p>
          </table:table-cell>
          <table:table-cell office:value-type="float" office:value="-95" calcext:value-type="float">
            <text:p>-95</text:p>
          </table:table-cell>
          <table:table-cell table:formula="of:=[.C5]-10*LOG([.B5])" office:value-type="float" office:value="-149.771212547197" calcext:value-type="float">
            <text:p>-149,7712125471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-100" calcext:value-type="float">
            <text:p>-100</text:p>
          </table:table-cell>
          <table:table-cell table:formula="of:=[.C6]-10*LOG([.B6])" office:value-type="float" office:value="-150" calcext:value-type="float">
            <text:p>-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00" calcext:value-type="float">
            <text:p>30000</text:p>
          </table:table-cell>
          <table:table-cell office:value-type="float" office:value="-105" calcext:value-type="float">
            <text:p>-105</text:p>
          </table:table-cell>
          <table:table-cell table:formula="of:=[.C7]-10*LOG([.B7])" office:value-type="float" office:value="-149.771212547197" calcext:value-type="float">
            <text:p>-149,7712125471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[.C8]-10*LOG([.B8]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formula="of:=[.C9]-10*LOG([.B9]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formula="of:=[.C10]-10*LOG([.B10]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formula="of:=[.C11]-10*LOG([.B11])" office:value-type="string" office:string-value="" calcext:value-type="error">
            <text:p>Err:5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[.C12]-10*LOG([.B12])" office:value-type="string" office:string-value="" calcext:value-type="error">
            <text:p>Err: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10:21:11.920140704</meta:creation-date>
    <dc:date>2023-04-25T10:58:01.784138075</dc:date>
    <meta:editing-duration>PT5M39S</meta:editing-duration>
    <meta:editing-cycles>1</meta:editing-cycles>
    <meta:document-statistic meta:table-count="1" meta:cell-count="33" meta:object-count="0"/>
    <meta:generator>LibreOffice/6.4.7.2$Linux_X86_64 LibreOffice_project/40$Build-2</meta:generator>
  </office:meta>
</office:document-meta>
</file>